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results_all_pai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BaseImbalanceLeve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ubmethod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tu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cle</text:p>
          </table:table-cell>
          <table:table-cell office:value-type="float" office:value="52.2386030662249" calcext:value-type="float">
            <text:p>52.23860</text:p>
          </table:table-cell>
          <table:table-cell office:value-type="float" office:value="5.3671257479759" calcext:value-type="float">
            <text:p>5.36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oisson_15</text:p>
          </table:table-cell>
          <table:table-cell office:value-type="float" office:value="51.9575007754913" calcext:value-type="float">
            <text:p>51.95750</text:p>
          </table:table-cell>
          <table:table-cell office:value-type="float" office:value="4.98981421115871" calcext:value-type="float">
            <text:p>4.98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movingaverage_30</text:p>
          </table:table-cell>
          <table:table-cell office:value-type="float" office:value="51.7428040736893" calcext:value-type="float">
            <text:p>51.74280</text:p>
          </table:table-cell>
          <table:table-cell office:value-type="float" office:value="4.57645168273273" calcext:value-type="float">
            <text:p>4.57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hawkes_10</text:p>
          </table:table-cell>
          <table:table-cell office:value-type="float" office:value="51.1785154221796" calcext:value-type="float">
            <text:p>51.17852</text:p>
          </table:table-cell>
          <table:table-cell office:value-type="float" office:value="3.5403471955719" calcext:value-type="float">
            <text:p>3.54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ive</text:p>
          </table:table-cell>
          <table:table-cell office:value-type="float" office:value="50.780821976087" calcext:value-type="float">
            <text:p>50.78082</text:p>
          </table:table-cell>
          <table:table-cell office:value-type="float" office:value="4.15455001395068" calcext:value-type="float">
            <text:p>4.1545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TH_US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cle</text:p>
          </table:table-cell>
          <table:table-cell office:value-type="float" office:value="52.1696719564958" calcext:value-type="float">
            <text:p>52.16967</text:p>
          </table:table-cell>
          <table:table-cell office:value-type="float" office:value="3.92178624402721" calcext:value-type="float">
            <text:p>3.92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hawkes_10</text:p>
          </table:table-cell>
          <table:table-cell office:value-type="float" office:value="50.4897849936163" calcext:value-type="float">
            <text:p>50.48978</text:p>
          </table:table-cell>
          <table:table-cell office:value-type="float" office:value="1.66434976491067" calcext:value-type="float">
            <text:p>1.66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oisson_10</text:p>
          </table:table-cell>
          <table:table-cell office:value-type="float" office:value="50.053385435815" calcext:value-type="float">
            <text:p>50.05339</text:p>
          </table:table-cell>
          <table:table-cell office:value-type="float" office:value="-0.50225422780236" calcext:value-type="float">
            <text:p>-0.50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ive</text:p>
          </table:table-cell>
          <table:table-cell office:value-type="float" office:value="49.6937738120999" calcext:value-type="float">
            <text:p>49.69377</text:p>
          </table:table-cell>
          <table:table-cell office:value-type="float" office:value="-0.500867496652059" calcext:value-type="float">
            <text:p>-0.50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movingaverage_240</text:p>
          </table:table-cell>
          <table:table-cell office:value-type="float" office:value="49.4860423280703" calcext:value-type="float">
            <text:p>49.48604</text:p>
          </table:table-cell>
          <table:table-cell office:value-type="float" office:value="-1.2700335855077" calcext:value-type="float">
            <text:p>-1.2700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TH_BT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cle</text:p>
          </table:table-cell>
          <table:table-cell office:value-type="float" office:value="51.9284605655946" calcext:value-type="float">
            <text:p>51.92846</text:p>
          </table:table-cell>
          <table:table-cell office:value-type="float" office:value="3.36019977925241" calcext:value-type="float">
            <text:p>3.36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B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oisson_15</text:p>
          </table:table-cell>
          <table:table-cell office:value-type="float" office:value="51.286135179193" calcext:value-type="float">
            <text:p>51.28614</text:p>
          </table:table-cell>
          <table:table-cell office:value-type="float" office:value="0.796097294276755" calcext:value-type="float">
            <text:p>0.79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B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movingaverage_60</text:p>
          </table:table-cell>
          <table:table-cell office:value-type="float" office:value="51.1271388991721" calcext:value-type="float">
            <text:p>51.12714</text:p>
          </table:table-cell>
          <table:table-cell office:value-type="float" office:value="1.0351073405411" calcext:value-type="float">
            <text:p>1.03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B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hawkes_10</text:p>
          </table:table-cell>
          <table:table-cell office:value-type="float" office:value="50.5388057012719" calcext:value-type="float">
            <text:p>50.53881</text:p>
          </table:table-cell>
          <table:table-cell office:value-type="float" office:value="1.17881615382732" calcext:value-type="float">
            <text:p>1.17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_BT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ive</text:p>
          </table:table-cell>
          <table:table-cell office:value-type="float" office:value="50.1557092886937" calcext:value-type="float">
            <text:p>50.15571</text:p>
          </table:table-cell>
          <table:table-cell office:value-type="float" office:value="-1.78254428606712" calcext:value-type="float">
            <text:p>-1.7825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C_USD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cle</text:p>
          </table:table-cell>
          <table:table-cell office:value-type="float" office:value="51.5953223657594" calcext:value-type="float">
            <text:p>51.59532</text:p>
          </table:table-cell>
          <table:table-cell office:value-type="float" office:value="2.68810077549776" calcext:value-type="float">
            <text:p>2.68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movingaverage_120</text:p>
          </table:table-cell>
          <table:table-cell office:value-type="float" office:value="50.8185393528946" calcext:value-type="float">
            <text:p>50.81854</text:p>
          </table:table-cell>
          <table:table-cell office:value-type="float" office:value="0.132454032106712" calcext:value-type="float">
            <text:p>0.1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hawkes_5</text:p>
          </table:table-cell>
          <table:table-cell office:value-type="float" office:value="49.907943353413" calcext:value-type="float">
            <text:p>49.90794</text:p>
          </table:table-cell>
          <table:table-cell office:value-type="float" office:value="-0.0695286402140874" calcext:value-type="float">
            <text:p>-0.06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oisson_20</text:p>
          </table:table-cell>
          <table:table-cell office:value-type="float" office:value="49.699515992733" calcext:value-type="float">
            <text:p>49.69952</text:p>
          </table:table-cell>
          <table:table-cell office:value-type="float" office:value="1.12219949520643" calcext:value-type="float">
            <text:p>1.12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ive</text:p>
          </table:table-cell>
          <table:table-cell office:value-type="float" office:value="49.4870567312905" calcext:value-type="float">
            <text:p>49.48706</text:p>
          </table:table-cell>
          <table:table-cell office:value-type="float" office:value="0.383523491396137" calcext:value-type="float">
            <text:p>0.3835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TC_US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cle</text:p>
          </table:table-cell>
          <table:table-cell office:value-type="float" office:value="55.0030664072872" calcext:value-type="float">
            <text:p>55.00307</text:p>
          </table:table-cell>
          <table:table-cell office:value-type="float" office:value="8.40791423110604" calcext:value-type="float">
            <text:p>8.40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awkes</text:p>
          </table:table-cell>
          <table:table-cell office:value-type="string" calcext:value-type="string">
            <text:p>hawkes_10</text:p>
          </table:table-cell>
          <table:table-cell office:value-type="float" office:value="51.8187624304404" calcext:value-type="float">
            <text:p>51.81876</text:p>
          </table:table-cell>
          <table:table-cell office:value-type="float" office:value="2.3590632968495" calcext:value-type="float">
            <text:p>2.35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ovingaverage</text:p>
          </table:table-cell>
          <table:table-cell office:value-type="string" calcext:value-type="string">
            <text:p>movingaverage_180</text:p>
          </table:table-cell>
          <table:table-cell office:value-type="float" office:value="51.5414264499935" calcext:value-type="float">
            <text:p>51.54143</text:p>
          </table:table-cell>
          <table:table-cell office:value-type="float" office:value="1.51933872005808" calcext:value-type="float">
            <text:p>1.51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Poisson_5</text:p>
          </table:table-cell>
          <table:table-cell office:value-type="float" office:value="0.511514" calcext:value-type="float">
            <text:p>0.51151</text:p>
          </table:table-cell>
          <table:table-cell office:value-type="float" office:value="1.78404" calcext:value-type="float">
            <text:p>1.78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C_US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aive</text:p>
          </table:table-cell>
          <table:table-cell office:value-type="float" office:value="50.7636493712164" calcext:value-type="float">
            <text:p>50.76365</text:p>
          </table:table-cell>
          <table:table-cell office:value-type="float" office:value="1.20915430566792" calcext:value-type="float">
            <text:p>1.209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2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1T15:24:23.992032012</dc:date>
    <meta:editing-duration>PT5M34S</meta:editing-duration>
    <meta:editing-cycles>2</meta:editing-cycles>
    <meta:generator>LibreOffice/6.4.7.2$Linux_X86_64 LibreOffice_project/40$Build-2</meta:generator>
    <meta:document-statistic meta:table-count="1" meta:cell-count="156" meta:object-count="0"/>
  </office:meta>
</office:document-meta>
</file>